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officeooo:rsid="000c4aed" officeooo:paragraph-rsid="000c4aed"/>
    </style:style>
    <style:style style:name="P3" style:family="paragraph" style:parent-style-name="Standard">
      <style:paragraph-properties fo:line-height="150%"/>
      <style:text-properties officeooo:rsid="000c4aed" officeooo:paragraph-rsid="000c9190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fo:font-weight="bold" officeooo:rsid="000c4aed" officeooo:paragraph-rsid="000c4aed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/>
      <style:text-properties officeooo:rsid="000de274" officeooo:paragraph-rsid="000de274"/>
    </style:style>
    <style:style style:name="P6" style:family="paragraph" style:parent-style-name="Standard">
      <style:paragraph-properties fo:line-height="150%"/>
      <style:text-properties style:font-name="ARial" fo:font-size="11pt" officeooo:rsid="000de274" officeooo:paragraph-rsid="000de274" style:font-size-asian="11pt" style:font-size-complex="11pt"/>
    </style:style>
    <style:style style:name="P7" style:family="paragraph" style:parent-style-name="Standard">
      <style:paragraph-properties fo:line-height="150%"/>
      <style:text-properties fo:font-weight="bold" officeooo:rsid="000c4aed" officeooo:paragraph-rsid="000c4aed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0d32ab" officeooo:paragraph-rsid="000d32ab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0de274" officeooo:paragraph-rsid="000de274" style:font-weight-asian="bold" style:font-weight-complex="bold"/>
    </style:style>
    <style:style style:name="P10" style:family="paragraph" style:parent-style-name="Standard" style:master-page-name="">
      <style:paragraph-properties fo:margin-left="0.3752in" fo:margin-right="0in" fo:line-height="150%" fo:text-indent="0in" style:auto-text-indent="false" style:page-number="auto"/>
      <style:text-properties officeooo:rsid="000c4aed" officeooo:paragraph-rsid="000c9190"/>
    </style:style>
    <style:style style:name="P11" style:family="paragraph" style:parent-style-name="Standard">
      <style:paragraph-properties fo:margin-left="0.3752in" fo:margin-right="0in" fo:line-height="150%" fo:text-indent="0in" style:auto-text-indent="false"/>
      <style:text-properties officeooo:rsid="000c4aed" officeooo:paragraph-rsid="000c9190"/>
    </style:style>
    <style:style style:name="P12" style:family="paragraph" style:parent-style-name="Standard" style:master-page-name="">
      <style:paragraph-properties fo:margin-left="0.5618in" fo:margin-right="0in" fo:line-height="150%" fo:text-indent="-0.1252in" style:auto-text-indent="false" style:page-number="auto"/>
      <style:text-properties officeooo:rsid="000c4aed" officeooo:paragraph-rsid="000d32ab"/>
    </style:style>
    <style:style style:name="P13" style:family="paragraph" style:parent-style-name="Standard">
      <style:paragraph-properties fo:margin-left="0.5618in" fo:margin-right="0in" fo:line-height="150%" fo:text-indent="-0.1252in" style:auto-text-indent="false"/>
      <style:text-properties officeooo:rsid="000c4aed" officeooo:paragraph-rsid="000d32ab"/>
    </style:style>
    <style:style style:name="P14" style:family="paragraph" style:parent-style-name="Standard" style:master-page-name="">
      <style:paragraph-properties fo:margin-left="0.6252in" fo:margin-right="0in" fo:line-height="150%" fo:text-indent="-0.1866in" style:auto-text-indent="false" style:page-number="auto">
        <style:tab-stops/>
      </style:paragraph-properties>
      <style:text-properties officeooo:rsid="000c4aed" officeooo:paragraph-rsid="000c9190"/>
    </style:style>
    <style:style style:name="P15" style:family="paragraph" style:parent-style-name="Standard">
      <style:paragraph-properties fo:margin-left="0.6252in" fo:margin-right="0in" fo:line-height="150%" fo:text-indent="-0.1866in" style:auto-text-indent="false">
        <style:tab-stops/>
      </style:paragraph-properties>
      <style:text-properties officeooo:rsid="000c4aed" officeooo:paragraph-rsid="000c9190"/>
    </style:style>
    <style:style style:name="P16" style:family="paragraph" style:parent-style-name="Standard">
      <style:paragraph-properties fo:margin-top="0.1in" fo:margin-bottom="0in" loext:contextual-spacing="false" fo:line-height="150%"/>
      <style:text-properties fo:font-weight="bold" officeooo:rsid="000de274" officeooo:paragraph-rsid="000de274" style:font-weight-asian="bold" style:font-weight-complex="bold"/>
    </style:style>
    <style:style style:name="P17" style:family="paragraph" style:parent-style-name="Standard" style:master-page-name="">
      <style:paragraph-properties fo:margin-left="0in" fo:margin-right="-0.4366in" fo:line-height="150%" fo:text-indent="0in" style:auto-text-indent="false" style:page-number="auto"/>
      <style:text-properties officeooo:rsid="000de274" officeooo:paragraph-rsid="000de274"/>
    </style:style>
    <style:style style:name="P18" style:family="paragraph" style:parent-style-name="Standard">
      <style:paragraph-properties fo:line-height="150%"/>
      <style:text-properties officeooo:rsid="000c4aed" officeooo:paragraph-rsid="001ca1b7"/>
    </style:style>
    <style:style style:name="P19" style:family="paragraph" style:parent-style-name="Standard">
      <style:paragraph-properties fo:line-height="150%"/>
      <style:text-properties officeooo:paragraph-rsid="000de274"/>
    </style:style>
    <style:style style:name="T1" style:family="text">
      <style:text-properties officeooo:rsid="000c919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8fca" style:font-style-asian="italic" style:font-style-complex="italic"/>
    </style:style>
    <style:style style:name="T4" style:family="text">
      <style:text-properties officeooo:rsid="000fc32b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officeooo:rsid="0018eb73" style:font-size-asian="11pt" style:font-size-complex="11pt"/>
    </style:style>
    <style:style style:name="T7" style:family="text">
      <style:text-properties style:font-name="ARial" fo:font-size="11pt" officeooo:rsid="000de274" style:font-size-asian="11pt" style:font-size-complex="11pt"/>
    </style:style>
    <style:style style:name="T8" style:family="text">
      <style:text-properties style:font-name="ARial" fo:font-size="11pt" officeooo:rsid="001ca1b7" style:font-size-asian="11pt" style:font-size-complex="11pt"/>
    </style:style>
    <style:style style:name="T9" style:family="text">
      <style:text-properties officeooo:rsid="0015b278"/>
    </style:style>
    <style:style style:name="T10" style:family="text">
      <style:text-properties officeooo:rsid="00178fca"/>
    </style:style>
    <style:style style:name="T11" style:family="text">
      <style:text-properties officeooo:rsid="0019f221"/>
    </style:style>
    <style:style style:name="T12" style:family="text">
      <style:text-properties officeooo:rsid="001ca1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JERCICIO BBDD PAÍSES</text:p>
      <text:p text:style-name="P2">Antes de empezar, hacer reset de <text:span text:style-name="T2">serverX</text:span> y de <text:span text:style-name="T2">desktopX</text:span>.</text:p>
      <text:p text:style-name="P7">1. Instalación</text:p>
      <text:p text:style-name="P2"><text:s text:c="2"/>Configurar en el serverX un servidor de MariaDB con los datos:</text:p>
      <text:p text:style-name="P2"><text:tab/>- password del usuario root de MariaDB: "maria"</text:p>
      <text:p text:style-name="P2"><text:tab/>- No se debe permitir usar el usuario root en remoto ni accesos sin usuario</text:p>
      <text:p text:style-name="P2"><text:tab/>- Se debe permitir el acceso remoto sólo a la subred 172.25.X.0/24</text:p>
      <text:p text:style-name="P2"><text:tab/>- La BBDD de test debe ser eliminada</text:p>
      <text:p text:style-name="P7">2. Backup</text:p>
      <text:p text:style-name="P18"><text:s/>Recuperar el backup de la BBDD "world" que está en: <text:s text:c="2"/><text:a xlink:type="simple" xlink:href="http://content.example.com/Curso_RHEL/RH254/T9-MariaDB/EjercicioWorld/world.dump" text:style-name="Internet_20_link" text:visited-style-name="Visited_20_Internet_20_Link"><text:span text:style-name="T12">http://content.example.com/Curso_RHEL/RH254/T9-MariaDB/EjercicioWorld/world.dump</text:span></text:a></text:p>
      <text:p text:style-name="P18"/>
      <text:p text:style-name="P7">3. Usuarios</text:p>
      <text:p text:style-name="P2"><text:s text:c="2"/>Crear los usuarios <text:span text:style-name="T1">siguientes </text:span>con los privilegios:</text:p>
      <text:p text:style-name="P12">- Usuarios remotos con permisos para hacer consultas en la BBDD "world": “pepe”, “juan”.</text:p>
      <text:p text:style-name="P13">- Usuarios remotos con permisos para hacer operaciones CRUD en la BBDD "world": “ana”, “carmen”.</text:p>
      <text:p text:style-name="P13">- Los usuarios que no son root, tienen la password igual a su username y NO SON USUARIOS DE SISTEMA.</text:p>
      <text:p text:style-name="P13">- El usuario remoto “carlos” podrá crear, alterar y borrar tablas en la BBDD "world".</text:p>
      <text:p text:style-name="P13">- El usuario de sistema "student" tiene permisos para hacer de todo en todas las bases de datos.</text:p>
      <text:p text:style-name="P3"><text:tab/><text:tab/> (OJO: donde está el usuario student)</text:p>
      <text:p text:style-name="P7">4. Revocar permisos y otros</text:p>
      <text:p text:style-name="P14">- El usuario "pepe" se decide que ya no tenga acceso a la BBDD, quitarle dichos privilegios pero no borrar el usuario.</text:p>
      <text:p text:style-name="P15">- El usuario "ana" sólo tendrá permisos CRUD para la tabla "city" de la BBDD "world".</text:p>
      <text:p text:style-name="P15">- Borrar el usuario "juan".</text:p>
      <text:p text:style-name="P15">- Cambiarle la password a “student” por "redhat"</text:p>
      <text:p text:style-name="P7">5. Consultas:</text:p>
      <text:p text:style-name="P10">- ¿Cuántas tablas hay en la BBDD world?¿Cuáles son?</text:p>
      <text:p text:style-name="P11">- ¿Cuántos usuarios hay en MariaDB?</text:p>
      <text:p text:style-name="P11"><text:soft-page-break/>- Usando el usuario "carmen" ¿Cuantos países hay en Asia?</text:p>
      <text:p text:style-name="P11">- Usando el usuario "carmen", ¿Qué paises hay en la Antártida (Antarctica)?</text:p>
      <text:p text:style-name="P11">- Usando el usuario "carlos" ¿Cuántos países hay en Africa?</text:p>
      <text:p text:style-name="P11">- ¿Cuantos países tienen como lengua oficial el español (Spanish)? Obten la lista de esos países</text:p>
      <text:p text:style-name="P11">- Con usuario "ana", inserta la ciudad de Alcorcón que tiene una población de 167.354 habitantes. <text:tab/>PISTA: Busca el código de pais para <text:span text:style-name="T2">Spain</text:span> en la tabla “country”.</text:p>
      <text:p text:style-name="P8">SOLUCIÓN</text:p>
      <text:p text:style-name="P5">- Resetear el <text:span text:style-name="T2">serverX</text:span> <text:span text:style-name="T10">y el </text:span><text:span text:style-name="T3">desktopX</text:span><text:span text:style-name="T10"> </text:span>desde <text:span text:style-name="T2">foundationX</text:span>:</text:p>
      <text:p text:style-name="P6"><text:tab/>fX&gt; rht-vmctl reset server_rhel_pm; <text:span text:style-name="T9">rht-vmctl reset desktop_rhel_pm</text:span></text:p>
      <text:p text:style-name="P5">- Acceder a serverX:</text:p>
      <text:p text:style-name="P6"><text:tab/>fX&gt; ssh root@serverX</text:p>
      <text:p text:style-name="P16">1. Instalación</text:p>
      <text:p text:style-name="P5">- Instalar los grupos de paquetes de MariaDB:</text:p>
      <text:p text:style-name="P6"><text:tab/> serverX&gt; yum groupinstall mariadb mariadb-client -y</text:p>
      <text:p text:style-name="P5">- Arrancar y activar el servicio mariadb:</text:p>
      <text:p text:style-name="P6"><text:tab/>serverX&gt; systemctl start mariadb; systemctl enable mariadb</text:p>
      <text:p text:style-name="P5">- Securizar la instalacion poniendo la password de root a "maria", y eliminar el acceso remoto de root, eliminar el usuario anónimo y la base de datos "test"</text:p>
      <text:p text:style-name="P6"><text:tab/>serverX&gt; mysql_secure_installation</text:p>
      <text:p text:style-name="P5">- Instalo el cliente en desktop0 para poderme conectar en remoto:</text:p>
      <text:p text:style-name="P6"><text:tab/>fX&gt; ssh root@desktopX</text:p>
      <text:p text:style-name="P6"><text:tab/>desktopX&gt; yum groupinstall mariadb-client -y</text:p>
      <text:p text:style-name="P16">2. Backup</text:p>
      <text:p text:style-name="P5"><text:s/>- Obtener el volcado de la BBDD:</text:p>
      <text:p text:style-name="P19"><text:span text:style-name="T7"><text:tab/>serverX&gt; wget -O /tmp/world.dump </text:span><text:span text:style-name="T8">http://content.example.com/Curso_RHEL/RH254/T9-MariaDB/EjercicioWorld/world.dump</text:span></text:p>
      <text:p text:style-name="P5">- Creo la BBDD "world":</text:p>
      <text:p text:style-name="P6"><text:tab/>serverX&gt; mysql -u root -pmaria -e "CREATE DATABASE world;"</text:p>
      <text:p text:style-name="P5">- Vuelco el backup en la BBDD recién creada:</text:p>
      <text:p text:style-name="P6"><text:tab/>serverX&gt; mysql -u root -pmaria world &lt; <text:s/>/tmp/world.dump</text:p>
      <text:p text:style-name="P5">- Compruebo que veo las tablas:</text:p>
      <text:p text:style-name="P6"><text:tab/>serverX&gt; mysql -u root -pmaria -e "USEDATABASE world;SHOW TABLES;"</text:p>
      <text:p text:style-name="P6"><text:soft-page-break/></text:p>
      <text:p text:style-name="P16">3. Usuarios</text:p>
      <text:p text:style-name="P5">- Creo todos los usuarios "pepe", "juan", "ana", "carmen" y "carlos" que son remotos (%) con la password igual a su nombre:</text:p>
      <text:p text:style-name="P5"><text:span text:style-name="T5"><text:tab/>serverX&gt; for i in pepe juan carlos ana carmen;do mysql -u root -ppepe -e "CREATE USER</text:span> <text:tab/><text:tab/><text:tab/><text:span text:style-name="T5">$i@'%' IDENTIFIED BY '$i';";done</text:span></text:p>
      <text:p text:style-name="P5">- Creo el usuario "student" en local:</text:p>
      <text:p text:style-name="P6"><text:tab/>serverX&gt; mysql -u root -pmaria -e "CREATE USER student@localhost IDENTIFIED BY <text:tab/><text:tab/><text:tab/>'student';”</text:p>
      <text:p text:style-name="P5">- Doy privilegios de consulta a pepe y juan:</text:p>
      <text:p text:style-name="P6"><text:tab/>serverX&gt; for i in pepe juan; do mysql -u root -pmaria -e "GRANT SELECT ON world.* TO <text:tab/><text:tab/><text:tab/>$i@'%';";done</text:p>
      <text:p text:style-name="P5">- Doy privilegios CRUD a "ana" y "carmen":</text:p>
      <text:p text:style-name="P6"><text:tab/>serverX&gt; for i in ana carmen;do mysql -u root -pmaria -e " GRANT INSERT, UPDATE, <text:tab/><text:tab/><text:tab/><text:tab/>DELETE, SELECT ON world.* TO $i@'%';";done</text:p>
      <text:p text:style-name="P5">- Doy privilegios a "carlos" para crear, modificar y borrar tablas en la BBDD "world":</text:p>
      <text:p text:style-name="P6"><text:tab/>serverX&gt; mysql -u root -pmaria -e "GRANT CREATE, ALTER, DROP ON world.* TO carlos@'%';"</text:p>
      <text:p text:style-name="P5">- Doy privilegios para hacer de todo a "student":</text:p>
      <text:p text:style-name="P6"><text:tab/>serverX&gt; mysql -u root -pmaria -e "GRANT ALL PRIVILEGES ON *.* TO student@localhost;"</text:p>
      <text:p text:style-name="P16">4. Revocar permisos y otros</text:p>
      <text:p text:style-name="P6"><text:tab/>serverX&gt; mysql -u root -pmaria</text:p>
      <text:p text:style-name="P5">- El usuario "pepe" no tiene que tener privilegios:</text:p>
      <text:p text:style-name="P6"><text:tab/>MariaDB&gt; REVOKE SELECT ON world.* FROM pepe@'%';</text:p>
      <text:p text:style-name="P5">- Borro el usuario "juan":</text:p>
      <text:p text:style-name="P6"><text:tab/>MariaDB&gt; REVOKE SELECT ON world.* FROM juan@'%';</text:p>
      <text:p text:style-name="P6"><text:tab/>MariaDB&gt; DROP <text:span text:style-name="T11">USER </text:span>juan@'%';</text:p>
      <text:p text:style-name="P5">- El usuario "ana" solo tendrá privilegios CRUD sobre la tabla "city":</text:p>
      <text:p text:style-name="P6"><text:tab/>MariaDB&gt; REVOKE SELECT, INSERT, DELETE, UPDATE ON world.* FROM ana@'%';</text:p>
      <text:p text:style-name="P6"><text:tab/>MariaDB&gt; GRANT INSERT, UPDATE, DELETE, SELECT ON world.CITY to ana@'%';</text:p>
      <text:p text:style-name="P5">- Le cambio la password a "student":</text:p>
      <text:p text:style-name="P6"><text:tab/>MariaDB&gt; SET PASSWORD FOR student@localhost =password('redhat');</text:p>
      <text:p text:style-name="P6"><text:soft-page-break/></text:p>
      <text:p text:style-name="P9">5. Consultas</text:p>
      <text:p text:style-name="P5">- ¿Cuántas tablas hay en la BBDD “world”?¿Cuáles son?</text:p>
      <text:p text:style-name="P6"><text:tab/>serverX&gt; <text:s/>mysql -u student -predhat <text:s/></text:p>
      <text:p text:style-name="P6"><text:tab/>MariaDB&gt; USE world;SHOW TABLES world;</text:p>
      <text:p text:style-name="P5"><text:s text:c="3"/><text:span text:style-name="T2">Respuesta</text:span>: 3, "city", "country" y "countrylanguages"</text:p>
      <text:p text:style-name="P5">- ¿Cuántos usuarios hay en MariaDB?</text:p>
      <text:p text:style-name="P6"><text:tab/>serverX&gt; <text:s/>mysql -u student -predhat </text:p>
      <text:p text:style-name="P6"><text:tab/>MariaDB&gt; SELECT COUNT(User) FROM mysql.user; </text:p>
      <text:p text:style-name="P5"><text:s text:c="3"/><text:span text:style-name="T2">Respuesta</text:span>: hay 11</text:p>
      <text:p text:style-name="P5">- Usando el usuario "carmen" ¿Cuantos países hay en Asia?</text:p>
      <text:p text:style-name="P6"><text:tab/>desktopX&gt; mysql -u carmen -pcarmen -h serverX -e "SELECT COUNT(Name) FROM <text:tab/><text:tab/><text:tab/><text:tab/>world.country WHERE Continent LIKE 'Asia';”</text:p>
      <text:p text:style-name="P5"><text:s text:c="2"/><text:span text:style-name="T2">Respuesta</text:span>: 51</text:p>
      <text:p text:style-name="P5">- Usando el usuario "carmen", ¿Qué paises hay en la Antártida (Antarctica)?</text:p>
      <text:p text:style-name="P6"><text:tab/>desktopX&gt; mysql -u carmen -h serverX -pcarmen -e " SELECT Name FROM world.country <text:tab/><text:tab/><text:tab/>WHERE Continent LIKE 'Antarctica';</text:p>
      <text:p text:style-name="P5"><text:s text:c="2"/><text:span text:style-name="T2">Respuesta</text:span>: Antarctica, French Southern territories, Bouvet Island, Heard Island and McDonald Islands y South Georgia and the South Sandwich Islands.</text:p>
      <text:p text:style-name="P5">- Usando el usuario "carlos" ¿Cuántos países hay en Africa?</text:p>
      <text:p text:style-name="P5"><text:s text:c="4"/>Carlos no puede hacer SELECT sobre las tablas </text:p>
      <text:p text:style-name="P5">- ¿Cuantos países tienen como lengua oficial el español (Spanish)? Obten la lista de esos países</text:p>
      <text:p text:style-name="P6"><text:tab/>serverX&gt; <text:s/>mysql -u student -predhat </text:p>
      <text:p text:style-name="P17"><text:span text:style-name="T5"><text:tab/>MariaDB&gt; <text:s/>SELECT * FROM countrylanguage WHERE IsOfficial='T' AND Language='Spanish'; </text:span><text:span text:style-name="T6">ó</text:span></text:p>
      <text:p text:style-name="P6"><text:tab/>MariaDB&gt; <text:s/>SELECT COUNT(Language) FROM countrylanguage WHERE IsOfficial='T' AND <text:tab/><text:tab/><text:tab/>Language='Spanish';</text:p>
      <text:p text:style-name="P5"><text:s text:c="2"/><text:span text:style-name="T2">Respuesta</text:span>: 20</text:p>
      <text:p text:style-name="P6"><text:tab/>serverX&gt; <text:s/>mysql -u student -predhat </text:p>
      <text:p text:style-name="P6"><text:tab/>MariaDB&gt; SELECT country.Name FROM country,countrylanguage WHERE <text:tab/><text:tab/><text:tab/><text:tab/><text:tab/>country.Code=countrylanguage.CountryCode AND countrylanguage.IsOfficial='T' AND <text:tab/><text:tab/><text:tab/>countrylanguage.Language='Spanish';</text:p>
      <text:p text:style-name="P5"><text:s text:c="2"/><text:span text:style-name="T2">Respuesta</text:span>: Argentina, Bolivia, Chile, Colombia, Costa Rica, Cuba, Dominican Republic, Ecuador, Spain, Guatemala, Honduras, Mexico, Nicaragua, Panama, Peru, Puerto Rico, Paraguay, El Salvador, <text:soft-page-break/>Uruguay y Venezuela.</text:p>
      <text:p text:style-name="P5">- Con usuario "ana", inserta la ciudad de Alcorcón que tiene una población de 167.354 habitantes. PISTA: Busca el código de pais para <text:span text:style-name="T2">Spain</text:span> en la tabla country</text:p>
      <text:p text:style-name="P6"><text:tab/>desktopX&gt; <text:s/>mysql -u ana -pana -e " SELECT Code FROM country where Name='Spain';"</text:p>
      <text:p text:style-name="P6"><text:tab/>desktopX&gt; <text:s/>mysql -u ana -pana -e "INSERT INTO city(Name,CountryCode,District,Population) VALUES('Alcorcon','ESP','Madrid','167354');"</text:p>
      <text:p text:style-name="P5"><text:s/>Compruebo que <text:span text:style-name="T4">aparece Alcorcón en la tabla “city”:</text:span></text:p>
      <text:p text:style-name="P6"><text:tab/>desktopX&gt; <text:s/>mysql -u ana -pana -e "SELECT * from city WHERE CountryCode='ESP' AND District='Madrid';"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osk_pm </meta:initial-creator>
    <meta:creation-date>2017-06-30T18:06:35.197813915</meta:creation-date>
    <dc:date>2018-09-24T13:40:18.025413132</dc:date>
    <dc:creator>kiosk </dc:creator>
    <meta:editing-duration>PT35M9S</meta:editing-duration>
    <meta:editing-cycles>16</meta:editing-cycles>
    <meta:generator>LibreOffice/5.0.6.2$Linux_X86_64 LibreOffice_project/00$Build-2</meta:generator>
    <meta:printed-by>kiosk </meta:printed-by>
    <meta:print-date>2018-06-04T12:24:46.393417110</meta:print-date>
    <meta:document-statistic meta:table-count="0" meta:image-count="0" meta:object-count="0" meta:page-count="5" meta:paragraph-count="111" meta:word-count="1047" meta:character-count="6964" meta:non-whitespace-character-count="5906"/>
  </office:meta>
</office:document-meta>
</file>